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Replacements/Object 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"/>
  <manifest:file-entry manifest:full-path="ObjectReplacements/Object 67" manifest:media-type="application/x-openoffice-gdimetafile;windows_formatname=&quot;GDIMetaFile&quot;"/>
  <manifest:file-entry manifest:full-path="ObjectReplacements/Object 266" manifest:media-type=""/>
  <manifest:file-entry manifest:full-path="ObjectReplacements/Object 54" manifest:media-type="application/x-openoffice-gdimetafile;windows_formatname=&quot;GDIMetaFile&quot;"/>
  <manifest:file-entry manifest:full-path="ObjectReplacements/Object 253" manifest:media-type=""/>
  <manifest:file-entry manifest:full-path="ObjectReplacements/Object 53" manifest:media-type="application/x-openoffice-gdimetafile;windows_formatname=&quot;GDIMetaFile&quot;"/>
  <manifest:file-entry manifest:full-path="ObjectReplacements/Object 109" manifest:media-type=""/>
  <manifest:file-entry manifest:full-path="ObjectReplacements/Object 252" manifest:media-type=""/>
  <manifest:file-entry manifest:full-path="ObjectReplacements/Object 52" manifest:media-type="application/x-openoffice-gdimetafile;windows_formatname=&quot;GDIMetaFile&quot;"/>
  <manifest:file-entry manifest:full-path="ObjectReplacements/Object 108" manifest:media-type=""/>
  <manifest:file-entry manifest:full-path="ObjectReplacements/Object 251" manifest:media-type="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07" manifest:media-type="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"/>
  <manifest:file-entry manifest:full-path="ObjectReplacements/Object 45" manifest:media-type="application/x-openoffice-gdimetafile;windows_formatname=&quot;GDIMetaFile&quot;"/>
  <manifest:file-entry manifest:full-path="ObjectReplacements/Object 244" manifest:media-type="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268" manifest:media-type=""/>
  <manifest:file-entry manifest:full-path="ObjectReplacements/Object 6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1" manifest:media-type=""/>
  <manifest:file-entry manifest:full-path="ObjectReplacements/Object 118" manifest:media-type="application/x-openoffice-gdimetafile;windows_formatname=&quot;GDIMetaFile&quot;"/>
  <manifest:file-entry manifest:full-path="ObjectReplacements/Object 259" manifest:media-type=""/>
  <manifest:file-entry manifest:full-path="ObjectReplacements/Object 249" manifest:media-type=""/>
  <manifest:file-entry manifest:full-path="ObjectReplacements/Object 385" manifest:media-type="application/x-openoffice-gdimetafile;windows_formatname=&quot;GDIMetaFile&quot;"/>
  <manifest:file-entry manifest:full-path="ObjectReplacements/Object 248" manifest:media-type=""/>
  <manifest:file-entry manifest:full-path="ObjectReplacements/Object 49" manifest:media-type=""/>
  <manifest:file-entry manifest:full-path="ObjectReplacements/Object 351" manifest:media-type="application/x-openoffice-gdimetafile;windows_formatname=&quot;GDIMetaFile&quot;"/>
  <manifest:file-entry manifest:full-path="ObjectReplacements/Object 208" manifest:media-type=""/>
  <manifest:file-entry manifest:full-path="ObjectReplacements/Object 214" manifest:media-type=""/>
  <manifest:file-entry manifest:full-path="ObjectReplacements/Object 15" manifest:media-type="application/x-openoffice-gdimetafile;windows_formatname=&quot;GDIMetaFile&quot;"/>
  <manifest:file-entry manifest:full-path="ObjectReplacements/Object 210" manifest:media-type="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"/>
  <manifest:file-entry manifest:full-path="ObjectReplacements/Object 119" manifest:media-type=""/>
  <manifest:file-entry manifest:full-path="ObjectReplacements/Object 125" manifest:media-type="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90" manifest:media-type=""/>
  <manifest:file-entry manifest:full-path="ObjectReplacements/Object 146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892" manifest:media-type=""/>
  <manifest:file-entry manifest:full-path="ObjectReplacements/Object 35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3" manifest:media-type=""/>
  <manifest:file-entry manifest:full-path="ObjectReplacements/Object 13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"/>
  <manifest:file-entry manifest:full-path="ObjectReplacements/Object 16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"/>
  <manifest:file-entry manifest:full-path="ObjectReplacements/Object 7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887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7" manifest:media-type="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136" manifest:media-type=""/>
  <manifest:file-entry manifest:full-path="ObjectReplacements/Object 8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0" manifest:media-type=""/>
  <manifest:file-entry manifest:full-path="ObjectReplacements/Object 10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10" manifest:media-type=""/>
  <manifest:file-entry manifest:full-path="ObjectReplacements/Object 38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"/>
  <manifest:file-entry manifest:full-path="ObjectReplacements/Object 47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"/>
  <manifest:file-entry manifest:full-path="ObjectReplacements/Object 243" manifest:media-type=""/>
  <manifest:file-entry manifest:full-path="ObjectReplacements/Object 44" manifest:media-type=""/>
  <manifest:file-entry manifest:full-path="ObjectReplacements/Object 246" manifest:media-type="application/x-openoffice-gdimetafile;windows_formatname=&quot;GDIMetaFile&quot;"/>
  <manifest:file-entry manifest:full-path="ObjectReplacements/Object 47" manifest:media-type=""/>
  <manifest:file-entry manifest:full-path="ObjectReplacements/Object 247" manifest:media-type="application/x-openoffice-gdimetafile;windows_formatname=&quot;GDIMetaFile&quot;"/>
  <manifest:file-entry manifest:full-path="ObjectReplacements/Object 48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287" manifest:media-type="application/x-openoffice-gdimetafile;windows_formatname=&quot;GDIMetaFile&quot;"/>
  <manifest:file-entry manifest:full-path="ObjectReplacements/Object 88" manifest:media-type=""/>
  <manifest:file-entry manifest:full-path="ObjectReplacements/Object 29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95" manifest:media-type=""/>
  <manifest:file-entry manifest:full-path="ObjectReplacements/Object 295" manifest:media-type="application/x-openoffice-gdimetafile;windows_formatname=&quot;GDIMetaFile&quot;"/>
  <manifest:file-entry manifest:full-path="ObjectReplacements/Object 96" manifest:media-type="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97" manifest:media-type="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8" manifest:media-type=""/>
  <manifest:file-entry manifest:full-path="ObjectReplacements/Object 824" manifest:media-type="application/x-openoffice-gdimetafile;windows_formatname=&quot;GDIMetaFile&quot;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41" manifest:media-type=""/>
  <manifest:file-entry manifest:full-path="ObjectReplacements/Object 240" manifest:media-type=""/>
  <manifest:file-entry manifest:full-path="ObjectReplacements/Object 104" manifest:media-type=""/>
  <manifest:file-entry manifest:full-path="ObjectReplacements/Object 241" manifest:media-type=""/>
  <manifest:file-entry manifest:full-path="ObjectReplacements/Object 42" manifest:media-type=""/>
  <manifest:file-entry manifest:full-path="ObjectReplacements/Object 238" manifest:media-type="application/x-openoffice-gdimetafile;windows_formatname=&quot;GDIMetaFile&quot;"/>
  <manifest:file-entry manifest:full-path="ObjectReplacements/Object 39" manifest:media-type=""/>
  <manifest:file-entry manifest:full-path="ObjectReplacements/Object 381" manifest:media-type="application/x-openoffice-gdimetafile;windows_formatname=&quot;GDIMetaFile&quot;"/>
  <manifest:file-entry manifest:full-path="ObjectReplacements/Object 239" manifest:media-type=""/>
  <manifest:file-entry manifest:full-path="ObjectReplacements/Object 382" manifest:media-type="application/x-openoffice-gdimetafile;windows_formatname=&quot;GDIMetaFile&quot;"/>
  <manifest:file-entry manifest:full-path="ObjectReplacements/Object 110" manifest:media-type=""/>
  <manifest:file-entry manifest:full-path="ObjectReplacements/Object 260" manifest:media-type=""/>
  <manifest:file-entry manifest:full-path="ObjectReplacements/Object 61" manifest:media-type="application/x-openoffice-gdimetafile;windows_formatname=&quot;GDIMetaFile&quot;"/>
  <manifest:file-entry manifest:full-path="ObjectReplacements/Object 117" manifest:media-type=""/>
  <manifest:file-entry manifest:full-path="ObjectReplacements/Object 254" manifest:media-type=""/>
  <manifest:file-entry manifest:full-path="ObjectReplacements/Object 55" manifest:media-type="application/x-openoffice-gdimetafile;windows_formatname=&quot;GDIMetaFile&quot;"/>
  <manifest:file-entry manifest:full-path="ObjectReplacements/Object 120" manifest:media-type=""/>
  <manifest:file-entry manifest:full-path="ObjectReplacements/Object 505" manifest:media-type="application/x-openoffice-gdimetafile;windows_formatname=&quot;GDIMetaFile&quot;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535/settings.xml" manifest:media-type="text/xml"/>
  <manifest:file-entry manifest:full-path="Object 535/content.xml" manifest:media-type="text/xml"/>
  <manifest:file-entry manifest:full-path="Object 535/Configurations2/" manifest:media-type="application/vnd.sun.xml.ui.configuration"/>
  <manifest:file-entry manifest:full-path="Object 535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792/content.xml" manifest:media-type="text/xml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content.xml" manifest:media-type="text/xml"/>
  <manifest:file-entry manifest:full-path="Object 754/settings.xml" manifest:media-type="text/xml"/>
  <manifest:file-entry manifest:full-path="Object 754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537/settings.xml" manifest:media-type="text/xml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" manifest:version="1.3" manifest:media-type="application/vnd.oasis.opendocument.formula"/>
  <manifest:file-entry manifest:full-path="Object 571/settings.xml" manifest:media-type="text/xml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content.xml" manifest:media-type="text/xml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744/settings.xml" manifest:media-type="text/xml"/>
  <manifest:file-entry manifest:full-path="Object 744/content.xml" manifest:media-type="text/xml"/>
  <manifest:file-entry manifest:full-path="Object 744/Configurations2/" manifest:media-type="application/vnd.sun.xml.ui.configuration"/>
  <manifest:file-entry manifest:full-path="Object 744/" manifest:version="1.3" manifest:media-type="application/vnd.oasis.opendocument.formula"/>
  <manifest:file-entry manifest:full-path="Object 508/settings.xml" manifest:media-type="text/xml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40/settings.xml" manifest:media-type="text/xml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content.xml" manifest:media-type="text/xml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532/settings.xml" manifest:media-type="text/xml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817/settings.xml" manifest:media-type="text/xml"/>
  <manifest:file-entry manifest:full-path="Object 817/content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settings.xml" manifest:media-type="text/xml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51/settings.xml" manifest:media-type="text/xml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856/content.xml" manifest:media-type="text/xml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content.xml" manifest:media-type="text/xml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852/content.xml" manifest:media-type="text/xml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577/content.xml" manifest:media-type="text/xml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875/settings.xml" manifest:media-type="text/xml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95/settings.xml" manifest:media-type="text/xml"/>
  <manifest:file-entry manifest:full-path="Object 895/content.xml" manifest:media-type="text/xml"/>
  <manifest:file-entry manifest:full-path="Object 895/Configurations2/" manifest:media-type="application/vnd.sun.xml.ui.configuration"/>
  <manifest:file-entry manifest:full-path="Object 895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32/content.xml" manifest:media-type="text/xml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743/content.xml" manifest:media-type="text/xml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874/content.xml" manifest:media-type="text/xml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808/content.xml" manifest:media-type="text/xml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" manifest:version="1.3" manifest:media-type="application/vnd.oasis.opendocument.formula"/>
  <manifest:file-entry manifest:full-path="Configurations2/" manifest:media-type="application/vnd.sun.xml.ui.configuration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55/settings.xml" manifest:media-type="text/xml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834/content.xml" manifest:media-type="text/xml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style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settings.xml" manifest:media-type="text/xml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95/content.xml" manifest:media-type="text/xml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content.xml" manifest:media-type="text/xml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0/content.xml" manifest:media-type="text/xml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560/settings.xml" manifest:media-type="text/xml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568/content.xml" manifest:media-type="text/xml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11/settings.xml" manifest:media-type="text/xml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547/content.xml" manifest:media-type="text/xml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85/settings.xml" manifest:media-type="text/xml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865/settings.xml" manifest:media-type="text/xml"/>
  <manifest:file-entry manifest:full-path="Object 865/content.xml" manifest:media-type="text/xml"/>
  <manifest:file-entry manifest:full-path="Object 865/Configurations2/" manifest:media-type="application/vnd.sun.xml.ui.configuration"/>
  <manifest:file-entry manifest:full-path="Object 865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900/content.xml" manifest:media-type="text/xml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settings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894/settings.xml" manifest:media-type="text/xml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745/content.xml" manifest:media-type="text/xml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876/settings.xml" manifest:media-type="text/xml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tent.xml" manifest:media-type="text/xml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27/content.xml" manifest:media-type="text/xml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" manifest:version="1.3" manifest:media-type="application/vnd.oasis.opendocument.formula"/>
  <manifest:file-entry manifest:full-path="Object 870/content.xml" manifest:media-type="text/xml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tent.xml" manifest:media-type="text/xml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871/settings.xml" manifest:media-type="text/xml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734/settings.xml" manifest:media-type="text/xml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tent.xml" manifest:media-type="text/xml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settings.xml" manifest:media-type="text/xml"/>
  <manifest:file-entry manifest:full-path="Object 90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tent.xml" manifest:media-type="text/xml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content.xml" manifest:media-type="text/xml"/>
  <manifest:file-entry manifest:full-path="Object 839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settings.xml" manifest:media-type="text/xml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824/content.xml" manifest:media-type="text/xml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1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</text:span><text:span text:style-name="T5">ume</text:span><text:span text:style-name="T5">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</text:span><text:span text:style-name="T6">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2-22T12:32:06.986109814</dc:date>
    <meta:editing-duration>P5DT15H9M20S</meta:editing-duration>
    <meta:editing-cycles>501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